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F900003F426E3F706C.svm"/>
  <manifest:file-entry manifest:media-type="" manifest:full-path="Pictures/2000000700001904000003850AA23360.svm"/>
  <manifest:file-entry manifest:media-type="" manifest:full-path="Pictures/200000070000072300002E347DA60C4D.svm"/>
  <manifest:file-entry manifest:media-type="" manifest:full-path="Pictures/2000000700003B1F0000207503850AB3.svm"/>
  <manifest:file-entry manifest:media-type="" manifest:full-path="Pictures/200000070000431400002F086E31A3E9.svm"/>
  <manifest:file-entry manifest:media-type="" manifest:full-path="Pictures/2000000700005F17000032F56AED6EB5.svm"/>
  <manifest:file-entry manifest:media-type="" manifest:full-path="Pictures/20000007000036C80000258502516E69.svm"/>
  <manifest:file-entry manifest:media-type="" manifest:full-path="Pictures/2000000700003C77000022376C2D3F2B.svm"/>
  <manifest:file-entry manifest:media-type="" manifest:full-path="Pictures/200000070000379C00001F03CF93FAF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SFMono-Regular" svg:font-family="SFMono-Regular, Menlo, Monaco, Consolas, 'Liberation Mono', 'Courier New', monospace"/>
    <style:font-face style:name="Tahoma1" svg:font-family="Tahoma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variant="normal" fo:text-transform="none" fo:color="#444444" style:font-name="Times New Roman1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top="0cm" fo:margin-bottom="0cm" fo:line-height="150%" fo:text-align="center" style:justify-single-word="false" fo:orphans="2" fo:widows="2" fo:padding="0cm" fo:border="non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cm" fo:line-height="150%" fo:text-align="center" style:justify-single-word="false" fo:orphans="2" fo:widows="2" fo:padding="0cm" fo:border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</style:style>
    <style:style style:name="P12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444444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top="0cm" fo:margin-bottom="0cm" fo:line-height="150%" fo:text-align="center" style:justify-single-word="false" fo:orphans="2" fo:widows="2" fo:padding="0cm" fo:border="none"/>
      <style:text-properties fo:font-variant="normal" fo:text-transform="none" fo:color="#444444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top="0cm" fo:margin-bottom="0cm" fo:line-height="150%" fo:text-align="center" style:justify-single-word="false" fo:orphans="2" fo:widows="2" fo:padding="0cm" fo:border="none"/>
      <style:text-properties fo:font-variant="normal" fo:text-transform="none" fo:color="#444444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444444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top="0cm" fo:margin-bottom="0cm" fo:line-height="150%" fo:text-align="center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Text_20_body" style:list-style-name="L1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444444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top="0cm" fo:margin-bottom="0cm" fo:line-height="150%" fo:text-align="center" style:justify-single-word="false" fo:orphans="2" fo:widows="2" fo:padding="0cm" fo:border="none"/>
      <style:text-properties fo:font-variant="normal" fo:text-transform="none" fo:color="#444444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23" style:family="paragraph" style:parent-style-name="Text_20_body" style:list-style-name="L2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3">
      <style:paragraph-properties fo:margin-top="0cm" fo:margin-bottom="0cm" fo:line-height="150%" fo:text-align="center" style:justify-single-word="false" fo:orphans="2" fo:widows="2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6" style:family="paragraph" style:parent-style-name="Text_20_body" style:list-style-name="L1">
      <style:paragraph-properties fo:margin-top="0cm" fo:margin-bottom="0cm" fo:line-height="150%" fo:text-align="start" style:justify-single-word="false" fo:orphans="2" fo:widows="2" fo:padding="0cm" fo:border="non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top="0cm" fo:margin-bottom="0cm" fo:line-height="150%" fo:text-align="center" style:justify-single-word="false" fo:orphans="2" fo:widows="2" fo:padding="0cm" fo:border="non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8" style:family="paragraph" style:parent-style-name="Text_20_body" style:list-style-name="L2">
      <style:paragraph-properties fo:margin-top="0cm" fo:margin-bottom="0cm" fo:text-align="start" style:justify-single-word="false" fo:orphans="2" fo:widows="2"/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fo:text-align="start" style:justify-single-word="false" fo:orphans="2" fo:widows="2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0" style:family="paragraph" style:parent-style-name="Normal_20__28_Web_29_">
      <style:paragraph-properties fo:margin-left="0cm" fo:margin-right="0cm" fo:line-height="150%" fo:text-align="justify" style:justify-single-word="false" fo:text-indent="1.251cm" style:auto-text-indent="false"/>
    </style:style>
    <style:style style:name="P3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</style:style>
    <style:style style:name="P34" style:family="paragraph" style:parent-style-name="Standard" style:list-style-name="L7">
      <style:paragraph-properties fo:margin-left="0cm" fo:margin-right="0cm" fo:line-height="150%" fo:text-align="justify" style:justify-single-word="false" fo:orphans="0" fo:widows="0" fo:text-indent="0cm" style:auto-text-indent="false"/>
    </style:style>
    <style:style style:name="P35" style:family="paragraph" style:parent-style-name="Standard">
      <style:paragraph-properties fo:margin-left="0cm" fo:margin-right="0cm" fo:margin-top="0.176cm" fo:margin-bottom="0.176cm" fo:line-height="150%" fo:text-align="center" style:justify-single-word="false" fo:orphans="0" fo:widows="0" fo:text-indent="0cm" style:auto-text-indent="false"/>
      <style:text-properties fo:font-weight="bold" style:font-weight-asian="bold" style:font-weight-complex="bold"/>
    </style:style>
    <style:style style:name="P36" style:family="paragraph" style:parent-style-name="Standard" style:list-style-name="L5">
      <style:paragraph-properties fo:margin-left="0cm" fo:margin-right="0cm" fo:margin-top="0.176cm" fo:margin-bottom="0.176cm" fo:line-height="150%" fo:text-align="justify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37" style:family="paragraph" style:parent-style-name="Standard" style:list-style-name="L7">
      <style:paragraph-properties fo:margin-left="0cm" fo:margin-right="0cm" fo:margin-top="0.176cm" fo:margin-bottom="0.176cm" fo:line-height="150%" fo:text-align="center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38" style:family="paragraph" style:parent-style-name="Standard" style:list-style-name="L5">
      <style:paragraph-properties fo:margin-left="0cm" fo:margin-right="0cm" fo:margin-top="0.176cm" fo:margin-bottom="0.176cm" fo:line-height="150%" fo:text-align="justify" style:justify-single-word="false" fo:orphans="0" fo:widows="0" fo:text-indent="0cm" style:auto-text-indent="false"/>
      <style:text-properties fo:language="ru" fo:country="RU" fo:font-weight="normal" style:font-weight-asian="normal" style:font-weight-complex="normal"/>
    </style:style>
    <style:style style:name="P39" style:family="paragraph" style:parent-style-name="Standard" style:list-style-name="L5">
      <style:paragraph-properties fo:margin-left="0cm" fo:margin-right="0cm" fo:margin-top="0.176cm" fo:margin-bottom="0.176cm" fo:line-height="150%" fo:text-align="center" style:justify-single-word="false" fo:orphans="0" fo:widows="0" fo:text-indent="0cm" style:auto-text-indent="false"/>
      <style:text-properties fo:language="ru" fo:country="RU" fo:font-weight="normal" style:font-weight-asian="normal" style:font-weight-complex="normal"/>
    </style:style>
    <style:style style:name="P40" style:family="paragraph" style:parent-style-name="Standard">
      <style:paragraph-properties fo:margin-left="0cm" fo:margin-right="0cm" fo:margin-top="0.176cm" fo:margin-bottom="0.176cm" fo:line-height="150%" fo:text-align="center" style:justify-single-word="false" fo:orphans="0" fo:widows="0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margin-top="0.176cm" fo:margin-bottom="0.176cm" fo:line-height="150%" fo:text-align="start" style:justify-single-word="false" fo:orphans="0" fo:widows="0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.176cm" fo:margin-bottom="0.176cm" fo:line-height="150%" fo:text-align="center" style:justify-single-word="false" fo:orphans="0" fo:widows="0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margin-top="0.176cm" fo:margin-bottom="0.176cm" fo:line-height="150%" fo:text-align="start" style:justify-single-word="false" fo:orphans="0" fo:widows="0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44" style:family="paragraph" style:parent-style-name="Standard" style:list-style-name="L6">
      <style:paragraph-properties fo:margin-left="0cm" fo:margin-right="0cm" fo:margin-top="0.176cm" fo:margin-bottom="0.176cm" fo:line-height="150%" fo:text-align="start" style:justify-single-word="false" fo:orphans="0" fo:widows="0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45" style:family="paragraph" style:parent-style-name="Standard" style:list-style-name="L8">
      <style:paragraph-properties fo:margin-left="0cm" fo:margin-right="0cm" fo:margin-top="0.176cm" fo:margin-bottom="0.176cm" fo:line-height="150%" fo:text-align="start" style:justify-single-word="false" fo:orphans="0" fo:widows="0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.176cm" fo:margin-bottom="0.176cm" fo:line-height="150%" fo:text-align="center" style:justify-single-word="false" fo:orphans="0" fo:widows="0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margin-top="0cm" fo:margin-bottom="0.282cm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444444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</style:style>
    <style:style style:name="P49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</style:style>
    <style:style style:name="P50" style:family="paragraph" style:parent-style-name="Standard">
      <style:paragraph-properties fo:margin-left="0cm" fo:margin-right="0cm" fo:margin-top="0.176cm" fo:margin-bottom="0.176cm" fo:line-height="150%" fo:text-align="justify" style:justify-single-word="false" fo:text-indent="1.251cm" style:auto-text-indent="false"/>
    </style:style>
    <style:style style:name="P51" style:family="paragraph" style:parent-style-name="Standard" style:list-style-name="WWNum17">
      <style:paragraph-properties fo:margin-left="0cm" fo:margin-right="0cm" fo:margin-top="0.176cm" fo:margin-bottom="0.176cm" fo:line-height="150%" fo:text-align="justify" style:justify-single-word="false" fo:text-indent="1.251cm" style:auto-text-indent="false"/>
    </style:style>
    <style:style style:name="P52" style:family="paragraph" style:parent-style-name="Standard" style:list-style-name="WWNum19">
      <style:paragraph-properties fo:margin-left="0cm" fo:margin-right="0cm" fo:margin-top="0.176cm" fo:margin-bottom="0.176cm" fo:line-height="150%" fo:text-align="justify" style:justify-single-word="false" fo:text-indent="1.251cm" style:auto-text-indent="false"/>
    </style:style>
    <style:style style:name="P53" style:family="paragraph" style:parent-style-name="Standard">
      <style:paragraph-properties fo:margin-left="0cm" fo:margin-right="0cm" fo:margin-top="0.176cm" fo:margin-bottom="0.176cm" fo:line-height="150%" fo:text-align="justify" style:justify-single-word="false" fo:orphans="0" fo:widows="0" fo:text-indent="1.251cm" style:auto-text-indent="false"/>
    </style:style>
    <style:style style:name="P54" style:family="paragraph" style:parent-style-name="Standard" style:list-style-name="L4">
      <style:paragraph-properties fo:margin-left="0cm" fo:margin-right="0cm" fo:margin-top="0.176cm" fo:margin-bottom="0.176cm" fo:line-height="150%" fo:text-align="center" style:justify-single-word="false" fo:text-indent="1.251cm" style:auto-text-indent="false"/>
    </style:style>
    <style:style style:name="P55" style:family="paragraph" style:parent-style-name="Standard">
      <style:paragraph-properties fo:margin-left="0cm" fo:margin-right="0cm" fo:margin-top="0.176cm" fo:margin-bottom="0.176cm" fo:line-height="150%" fo:text-align="center" style:justify-single-word="false" fo:orphans="0" fo:widows="0" fo:text-indent="1.251cm" style:auto-text-indent="false"/>
      <style:text-properties fo:font-weight="bold" style:font-weight-asian="bold" style:font-weight-complex="bold"/>
    </style:style>
    <style:style style:name="P56" style:family="paragraph" style:parent-style-name="Standard">
      <style:paragraph-properties fo:margin-left="0cm" fo:margin-right="0cm" fo:margin-top="0cm" fo:margin-bottom="0cm" fo:line-height="150%" fo:text-align="justify" style:justify-single-word="false" fo:orphans="0" fo:widows="0" fo:text-indent="1.251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top="0cm" fo:margin-bottom="0.282cm" fo:line-height="107%"/>
    </style:style>
    <style:style style:name="P58" style:family="paragraph" style:parent-style-name="Standard" style:list-style-name="WWNum28">
      <style:paragraph-properties fo:margin-top="0.176cm" fo:margin-bottom="0.176cm" fo:line-height="150%" fo:text-align="justify" style:justify-single-word="false"/>
    </style:style>
    <style:style style:name="P59" style:family="paragraph" style:parent-style-name="Standard">
      <style:paragraph-properties fo:margin-top="0.176cm" fo:margin-bottom="0.176cm" fo:line-height="150%" fo:text-align="start" style:justify-single-word="false" fo:orphans="0" fo:widows="0"/>
    </style:style>
    <style:style style:name="P60" style:family="paragraph" style:parent-style-name="Standard">
      <style:paragraph-properties fo:margin-top="0.176cm" fo:margin-bottom="0.176cm" fo:line-height="150%" fo:text-align="start" style:justify-single-word="false" fo:orphans="0" fo:widows="0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444444" style:font-name="Times New Roman1" fo:letter-spacing="normal" fo:font-style="normal"/>
    </style:style>
    <style:style style:name="T4" style:family="text">
      <style:text-properties fo:font-variant="normal" fo:text-transform="none" fo:color="#444444" style:font-name="Times New Roman1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444444" style:font-name="Times New Roman1" fo:letter-spacing="normal" fo:language="ru" fo:country="RU" fo:font-style="normal"/>
    </style:style>
    <style:style style:name="T6" style:family="text">
      <style:text-properties fo:font-variant="normal" fo:text-transform="none" fo:color="#444444" style:font-name="Times New Roman1" fo:letter-spacing="normal" fo:language="ru" fo:country="RU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444444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11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Times New Roman" fo:letter-spacing="normal" fo:language="en" fo:country="US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212529" style:font-name="Times New Roman" fo:letter-spacing="normal" fo:font-style="normal"/>
    </style:style>
    <style:style style:name="T17" style:family="text">
      <style:text-properties fo:font-variant="normal" fo:text-transform="none" fo:color="#212529" style:font-name="Times New Roman" fo:letter-spacing="normal" fo:font-style="normal" fo:background-color="#f2f8f4"/>
    </style:style>
    <style:style style:name="T18" style:family="text">
      <style:text-properties style:language-asian="en" style:country-asian="US" style:font-name-complex="Calibri1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weight-complex="bold"/>
    </style:style>
    <style:style style:name="T21" style:family="text">
      <style:text-properties fo:font-size="14pt" style:font-size-asian="14pt" style:language-asian="en" style:country-asian="US" style:font-name-complex="Calibri" style:font-size-complex="14pt"/>
    </style:style>
    <style:style style:name="T22" style:family="text">
      <style:text-properties fo:font-size="14pt" fo:font-weight="bold" style:font-size-asian="14pt" style:language-asian="en" style:country-asian="US" style:font-weight-asian="bold" style:font-name-complex="Calibri" style:font-size-complex="14pt"/>
    </style:style>
    <style:style style:name="T23" style:family="text">
      <style:text-properties fo:font-size="14pt" fo:font-weight="bold" style:font-size-asian="14pt" style:font-weight-asian="bold"/>
    </style:style>
    <style:style style:name="T24" style:family="text">
      <style:text-properties fo:font-size="14pt" fo:font-weight="bold" style:font-size-asian="14pt" style:font-weight-asian="bold" style:font-size-complex="14pt"/>
    </style:style>
    <style:style style:name="T25" style:family="text">
      <style:text-properties fo:font-size="14pt" fo:font-weight="normal" style:font-size-asian="14pt" style:font-weight-asian="normal"/>
    </style:style>
    <style:style style:name="T26" style:family="text">
      <style:text-properties fo:font-size="14pt" fo:font-weight="normal" style:font-size-asian="14pt" style:language-asian="en" style:country-asian="US" style:font-weight-asian="normal" style:font-name-complex="Calibri" style:font-size-complex="14pt" style:font-weight-complex="normal"/>
    </style:style>
    <style:style style:name="T27" style:family="text">
      <style:text-properties fo:font-size="14pt" fo:language="en" fo:country="US" fo:font-weight="bold" style:font-size-asian="14pt" style:font-weight-asian="bold"/>
    </style:style>
    <style:style style:name="T28" style:family="text">
      <style:text-properties fo:font-size="14pt" fo:language="en" fo:country="US" style:font-size-asian="14pt" style:language-asian="en" style:country-asian="US" style:font-name-complex="Calibri" style:font-size-complex="14pt"/>
    </style:style>
    <style:style style:name="T29" style:family="text">
      <style:text-properties fo:font-size="14pt" fo:language="en" fo:country="US" fo:font-weight="normal" style:font-size-asian="14pt" style:language-asian="en" style:country-asian="US" style:font-weight-asian="normal" style:font-name-complex="Calibri" style:font-size-complex="14pt" style:font-weight-complex="normal"/>
    </style:style>
    <style:style style:name="T30" style:family="text">
      <style:text-properties fo:font-size="14pt" fo:language="ru" fo:country="RU" fo:font-weight="bold" style:font-size-asian="14pt" style:font-weight-asian="bold" style:font-size-complex="14pt"/>
    </style:style>
    <style:style style:name="T31" style:family="text">
      <style:text-properties fo:font-size="14pt" fo:language="ru" fo:country="RU" style:font-size-asian="14pt" style:language-asian="en" style:country-asian="US" style:font-name-complex="Calibri" style:font-size-complex="14pt"/>
    </style:style>
    <style:style style:name="T32" style:family="text">
      <style:text-properties fo:font-size="14pt" fo:language="ru" fo:country="RU" fo:font-weight="normal" style:font-size-asian="14pt" style:language-asian="en" style:country-asian="US" style:font-weight-asian="normal" style:font-name-complex="Calibri" style:font-size-complex="14pt" style:font-weight-complex="normal"/>
    </style:style>
    <style:style style:name="T33" style:family="text">
      <style:text-properties fo:font-size="16pt" style:font-size-asian="16pt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language="ru" fo:country="RU"/>
    </style:style>
    <style:style style:name="T36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1. <text:s/></text:span>ВВЕДЕНИЕ</text:p>
      <text:p text:style-name="P31"/>
      <text:p text:style-name="P3"><text:span text:style-name="T1"><text:tab/>HTML </text:span>не считается ''серьезным'' языком программирования однако в веб-билдинге тоже нужны какие-то навыки и понимания, в ходе работы кроме <text:span text:style-name="T1">HTML </text:span>были использованы скрипты для удобного просмотра отзывов о магазине. <text:span text:style-name="Основной_20_шрифт_20_абзаца">Особенность языка разметки HTML заключается в преобразовании простых команд в визуальные объекты. Например, тег &lt;</text:span><text:span text:style-name="Основной_20_шрифт_20_абзаца"><text:span text:style-name="T1">button</text:span></text:span><text:span text:style-name="Основной_20_шрифт_20_абзаца">&gt; добавляет кнопку, тег &lt;</text:span><text:span text:style-name="Основной_20_шрифт_20_абзаца"><text:span text:style-name="T1">img</text:span></text:span><text:span text:style-name="Основной_20_шрифт_20_абзаца">&gt; картинку, &lt;</text:span><text:span text:style-name="Основной_20_шрифт_20_абзаца"><text:span text:style-name="T1">p</text:span></text:span><text:span text:style-name="Основной_20_шрифт_20_абзаца">&gt; поле для ввода текста, а тег &lt;</text:span><text:span text:style-name="Основной_20_шрифт_20_абзаца"><text:span text:style-name="T1">form</text:span></text:span><text:span text:style-name="Основной_20_шрифт_20_абзаца">&gt; для редактирования текста. <text:s/>В перечне атрибутов обязательно должна использоваться ссылка на файл. Изображение же обычно хранится на накопителе удаленного сервера, где располагается сам ресурс или внешний сервис. Такие возможности и приводят к мнению, что HTML – это язык программирования. Немного из истории. Я</text:span><text:span text:style-name="Основной_20_шрифт_20_абзаца"><text:span text:style-name="T18">зык гипертекстовой разметки HTML был разработан британским учёным Тимом Бернерсом-Ли приблизительно в 1986—1991 годах в стенах ЦЕРНа в Женеве в Швейцарии. HTML создавался как язык для обмена научной и технической документацией, пригодный для использования людьми, не являющимися специалистами в области вёрстки. HTML успешно справлялся с проблемой сложности SGML путём определения небольшого набора структурных и семантических элементов — дескрипторов. Дескрипторы также часто называют «тегами». С помощью HTML можно легко создать относительно простой, но красиво оформленный документ. Помимо упрощения структуры документа, в HTML внесена поддержка гипертекста. Мультимедийные возможности были добавлены позже. Изначально язык HTML был задуман и создан как средство структурирования и форматирования документов без их привязки к средствам воспроизведения </text:span></text:span></text:p>
      <text:p text:style-name="P1"><text:span text:style-name="Основной_20_шрифт_20_абзаца"/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pan text:style-name="Основной_20_шрифт_20_абзаца"><text:span text:style-name="T2"/></text:span></text:p>
      <text:p text:style-name="P2"><text:soft-page-break/><text:span text:style-name="Основной_20_шрифт_20_абзаца"><text:span text:style-name="T2">1.2 Актуальность работы</text:span></text:span></text:p>
      <text:p text:style-name="P2"><text:span text:style-name="Основной_20_шрифт_20_абзаца"><text:span text:style-name="T2"/></text:span></text:p>
      <text:p text:style-name="P3"><text:span text:style-name="Основной_20_шрифт_20_абзаца"><text:tab/><text:tab/>Актуальность работы обусловлена тем, что сайт разработанный, в ходе выполнения курсовой работы — готовый продукт, тем самым работу можно будет оптимизировать под прямую цель деятельности книжного магазина. В процессе работы я выделил главные составляющие составляющие книжного магазина и реализовал их в свой продукт. При создании визуальной части моего проекта я использовал собственные методики, а также руководствовался советами научного руководителя. В этой работе я старался правильно структурировать весь проект для удобства в использовании. </text:span></text:p>
      <text:p text:style-name="P4">Актуальность создания сайта состоит также в том, что если вы хотите донести информацию максимально быстро до огромного количества людей, то лучше, чем с помощью собственного сайта сделать это не получится никак. Веб-ресурс позволяет представить информацию о компании и ее товарах или услугах сжато и одновременно полноценно. Также сайт может сообщать о новостях фирмы, об изменениях в прайсе или режиме работы, содержать отзывы благодарных клиентов.</text:p>
      <text:p text:style-name="P5">Совсем не каждая фирма нуждается в крупном портале со сложным дизайном и функционалом. </text:p>
      <text:p text:style-name="P6"><text:span text:style-name="T3"><text:s/></text:span><text:span text:style-name="T5">Актуальность разработки сайта объясняется следующими факторами :</text:span></text:p>
      <text:list xml:id="list617417863250244344" text:style-name="L1">
        <text:list-item>
          <text:p text:style-name="P21">Быстрота подачи информации широкому кругу лиц;</text:p>
        </text:list-item>
        <text:list-item>
          <text:p text:style-name="P21">Улучшение имиджа компании и повышение её популярности;</text:p>
        </text:list-item>
        <text:list-item>
          <text:p text:style-name="P21">Возможность организовать обратную связь с клиентами;</text:p>
        </text:list-item>
        <text:list-item>
          <text:p text:style-name="P21">Увеличение трафика;</text:p>
        </text:list-item>
        <text:list-item>
          <text:p text:style-name="P26"><text:span text:style-name="T3">HTML </text:span><text:span text:style-name="T5">преподается как ''базовый'' во многих образовательных учереждениях и является популярным среди студентов из-за своей ''простоты''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8"><text:soft-page-break/><text:span text:style-name="T22">1.3 Современные технологии создания сайтов</text:span></text:p>
      <text:p text:style-name="P50"><text:span text:style-name="T20">Технологии для создания веб-ресурсов можно условно разделить на подвиды:</text:span></text:p>
      <text:list xml:id="list7822255289209718622" text:style-name="WWNum17">
        <text:list-item>
          <text:p text:style-name="P51"><text:span text:style-name="T19">Разметка веб документа</text:span></text:p>
        </text:list-item>
        <text:list-item>
          <text:p text:style-name="P51"><text:span text:style-name="T19">Языки программирования и базы данных</text:span></text:p>
        </text:list-item>
        <text:list-item>
          <text:p text:style-name="P51"><text:span text:style-name="T19">Графика и файловая система</text:span></text:p>
        </text:list-item>
        <text:list-item>
          <text:p text:style-name="P51"><text:span text:style-name="T19">Программы и инструменты</text:span></text:p>
        </text:list-item>
        <text:list-item>
          <text:p text:style-name="P51"><text:span text:style-name="T19">CMS</text:span></text:p>
        </text:list-item>
      </text:list>
      <text:p text:style-name="P50"><text:span text:style-name="T23">Разметка веб документа</text:span></text:p>
      <text:p text:style-name="P30"><text:span text:style-name="T25">HTML</text:span><text:span text:style-name="T19"> (HyperText Markup Language) — Это стандартный язык разметки практически любого веб-ресурса. Он является заключающим элементом, который воспроизводит браузер пользователя. HTML-язык содержит в себе большое количество тегов. Освоить этот язык (хотя бы для понимания элементарных элементов) не составляет большого труда.</text:span></text:p>
      <text:p text:style-name="P30"><text:span text:style-name="T25">CSS</text:span><text:span text:style-name="T19"> (Cascading Style Sheets) — Стили CSS — файл (или несколько файлов), в содержании которого находятся стили примененные к различным HTML тегам. Стили CSS по своей сути являются технологией, которая позволяет изменять цвета, размеры и расположение блоков, текста и любых других элементов HTML-разметки. Можно сказать кратко: CSS — это любые «красивости» на веб-сайте.</text:span></text:p>
      <text:p text:style-name="P57"><text:span text:style-name="T23">Языки программирования и БД</text:span></text:p>
      <text:p text:style-name="P30"><text:span text:style-name="T19">Современные сайты и веб-приложения имеют большое количество различной информации, которую просто невозможно предоставлять пользователю в должном виде без использования программирования. Технология языков программирования в сайтостроении отвечает в основном за: связь базы данных с конечным сайтом, удобный интерфейс редактирования </text:span><text:soft-page-break/><text:span text:style-name="T19">данных пользователем (вебмастером), сложные формы множество различных движущихся фрагментов</text:span></text:p>
      <text:p text:style-name="P30"><text:span text:style-name="T25">Php</text:span><text:span text:style-name="T19">. Язык php можно кратко назвать инструментом для разработки персональных web сайтов. Данный язык является одним из самых популярных в создании сайтов и веб-приложений и поддерживается практически всеми хостинг-провайдерами. Php выполняется на стороне сервера.</text:span></text:p>
      <text:p text:style-name="P30"><text:span text:style-name="T25">JavaScript</text:span><text:span text:style-name="T19">. Технология JavaScript используется для повышения функционала ресурса. Наиболее часто JavaScript используется для придания некой интерактивности сайту (плавающие элементы, параллакс, несложная анимация и многое другое). Создание данного языка привело к созданию библиотек, упрощающих работу с языком, например, Prototype или jQuery.</text:span></text:p>
      <text:p text:style-name="P30"><text:span text:style-name="T25">База данных MySQL</text:span><text:span text:style-name="T19">. Как правило, в ней хранится вся текстовая информация, которая выводится на вашем сайте: будь то статья, заголовок или же пункт меню.</text:span></text:p>
      <text:p text:style-name="P57"><text:span text:style-name="T23"><text:s/>Графика и файловая система</text:span></text:p>
      <text:p text:style-name="P30"><text:span text:style-name="T19">Технология файловой системы представляет собой набор папок-каталогов, исполнительных файлов (html, css, php, javascript документы) и графики.</text:span></text:p>
      <text:p text:style-name="P30"><text:span text:style-name="T19">Любой современный браузер поддерживает множество форматов графики. Самые популярные: jpg, png, gif, flash, а также появилась возможность вывода векторной графики svg, canvas.</text:span></text:p>
      <text:p text:style-name="Normal_20__28_Web_29_"><text:span text:style-name="T23">Программы и инструменты – технологии разработки сайта</text:span></text:p>
      <text:p text:style-name="P30"><text:span text:style-name="T23"><text:s/></text:span><text:span text:style-name="T19">В современном мире появилось большое количество программ и инструментов, которые помогают создавать качественные веб-ресурсы. Я перечислю только самые популярные и необходимые.</text:span></text:p>
      <text:p text:style-name="P30"><text:span text:style-name="T19">Программы, позволяющие упростить технологию создания сайта:</text:span></text:p>
      <text:list xml:id="list3287889446182172088" text:style-name="WWNum28">
        <text:list-item>
          <text:p text:style-name="P58"><text:span text:style-name="T19">Dreamweaver — удобная программа, позволяющая быстро создавать </text:span><text:soft-page-break/><text:span text:style-name="T19">сайты.</text:span></text:p>
        </text:list-item>
        <text:list-item>
          <text:p text:style-name="P58"><text:span text:style-name="T19">Photoshop — позволяет редактировать картинки и сохранять их в формате для web.</text:span></text:p>
        </text:list-item>
        <text:list-item>
          <text:p text:style-name="P58"><text:span text:style-name="T19">Notepad++ — технологичный редактор с подсветкой кода.</text:span></text:p>
        </text:list-item>
        <text:list-item>
          <text:p text:style-name="P58"><text:span text:style-name="T19">Filezilla — FTP-клиент, который позволяет быстро и без проблем загружать/выгружать документы на хостинге.</text:span></text:p>
        </text:list-item>
      </text:list>
      <text:p text:style-name="P57"><text:span text:style-name="T27">CMS</text:span><text:span text:style-name="T23"> (технология – система управления сайтом)</text:span></text:p>
      <text:p text:style-name="P47">CMS это система управления сайтом, благодаря которой вы можете запустить веб-проект за считанные минуты. В наше время технология CMS содержит в себе большинство необходимых связей, модулей и плагинов «прямо из коробки». Что бы вы не хотели сделать — интернет магазин, корпоративный сайт или блог — как правило, в какой-либо CMS это уже реализовано. Их есть великое множество, как платных, так и бесплатных, например, bitritx, modx, wordpress, joomla, opencart и прочие.<text:span text:style-name="T33"> </text:span></text:p>
      <text:p text:style-name="P15"/>
      <text:p text:style-name="P15"/>
      <text:p text:style-name="P15"/>
      <text:p text:style-name="P15"/>
      <text:p text:style-name="P15"/>
      <text:p text:style-name="P15">3. СОВРЕМЕННЫЕ ТЕХНОЛОГИИ РАЗРАБОТКИ</text:p>
      <text:p text:style-name="P16"/>
      <text:p text:style-name="P8"><text:span text:style-name="T3">3.1<text:tab/></text:span><text:span text:style-name="T5">Виды сайтов</text:span></text:p>
      <text:p text:style-name="P8"><text:span text:style-name="T5"><text:s/></text:span><text:span text:style-name="T6"><text:tab/>Существует множество контента для разработки сайтов. Они отличаются методами создания и технической составляющей. То есть по тому, какие инструменты используются для их создания. От этого часто зависит, насколько функциональным может быть ресурс. </text:span></text:p>
      <text:p text:style-name="P13"/>
      <text:p text:style-name="P7"/>
      <text:p text:style-name="P9"><draw:frame draw:style-name="fr1" draw:name="Графический объект1" text:anchor-type="paragraph" svg:x="0cm" svg:y="0.148cm" svg:width="16.999cm" svg:height="9.109cm" draw:z-index="0"><draw:image xlink:href="Pictures/2000000700005F17000032F56AED6EB5.svm" xlink:type="simple" xlink:show="embed" xlink:actuate="onLoad"/></draw:frame><text:soft-page-break/><text:span text:style-name="T3">3.1. Трафиковые сайты</text:span><text:span text:style-name="T4"> </text:span></text:p>
      <text:p text:style-name="P14"/>
      <text:p text:style-name="P14">очень актуальны и являются одними из быстрорастущих из-за большого количества новых пользователей. Актуален и спрос у компаний, вот что написал о своем проекте выпускник Омского ВУЗа.<text:tab/><text:tab/></text:p>
      <text:p text:style-name="P10"><text:span text:style-name="T13"><text:tab/>''</text:span><text:span text:style-name="T12">С недавнего времени занимаюсь трафиковыми сайтами - никакого продвижения, благодаря определенной методике сбора трафика и наполнения сайта они живут и развиваются. Сайты постоянно автоматически наполняются контентом (100% копипаст).</text:span><text:span text:style-name="T7"><text:line-break/></text:span><text:span text:style-name="T12">Движок сайта написан мной за пару дней (допиливаю в процессе работы). В данный момент есть 4 сайта разной тематики с такиой статой по трафику (самому старому сайту 1.5 месяца, на графиках будет видно, когда первый траф пошел, в среднем через 3-5 дней после запускасайта)</text:span></text:p>
      <text:p text:style-name="P12"><text:span text:style-name="T9">Трафик пока из РФ (белый пассивный траф из поиска). Подозреваю, что, используя другие методы монетизации, можно из такого объема трафика выжать и больше. Тематики могут быть самыми разнообразными - я в данный использую IT тему, строительство и авто.<text:line-break/><text:line-break/>Сайты приличные, посетители заходят, извлекают пользу. На сайте работает </text:span><text:soft-page-break/><text:span text:style-name="T9">релевантный поиск. Процент отказов по метрике не превышает 25%, глубина просмотра на посетителя - 1,7, среднее время на сайте - 1.25 минуты. Скриншот (последний сайт из списка) </text:span><text:span text:style-name="T11">''</text:span><text:span text:style-name="T9">.</text:span></text:p>
      <text:p text:style-name="P17"/>
      <text:p text:style-name="P27"><text:span text:style-name="T10">3.3 Коммерческие сайты</text:span></text:p>
      <text:p text:style-name="P18"/>
      <text:p text:style-name="P11"><text:span text:style-name="T14"><text:tab/></text:span><text:span text:style-name="T15">Это <text:s/>тот же вид продукта на который нужно было ориентироваться по ходу подготовки и выполнения курсовой работы. Коммерческий сайт это — веб ресурс, для продвижения в интернете товаров или услуг. </text:span><text:span text:style-name="T8">В состав полноценного сайта входят каталог, раздел новостей и страница с контактной информацией, для взаимодействия с посетителями используется форма обратной связи. Как правило на таких сайтах всё очень оптимизировано и удобно. Продукт нужно преподнести правильно. Студентам делать такую верстку очень просто, также легко можно найти рабочий аналог сайта с любой тематикой и структурой. Из них можно извлечь много нового и научиться каким-то фишкам в ходе работы.</text:span></text:p>
      <text:p text:style-name="P19"><text:tab/>Некоторые типы коммерческих сайтов:</text:p>
      <text:list xml:id="list5844123644291843393" text:style-name="L2">
        <text:list-item>
          <text:p text:style-name="P28">Сайт-каталог – представляет ассортимент компании с подробным описанием каждой товарной позиции, обладает продуманной структурой категорий и подкатегорий, содержит карточки с фото продуктов, их подробным описанием, перечнем технических характеристик и ценами. </text:p>
        </text:list-item>
        <text:list-item>
          <text:p text:style-name="P28">Интернет-магазин – площадка для продаж с богатым функционалом, позволяет клиентам делать покупки в онлайн режиме, с использованием корзины и платежных сервисов.</text:p>
        </text:list-item>
        <text:list-item>
          <text:p text:style-name="P28">Сайт для инфо-бизнеса – длинный одностраничник, разделенный на блоки, с предложениями приобрести информационный продукт (обучающий курс, бизнес-идею, систему тренировок и пр.) и подписаться на рассылку.</text:p>
        </text:list-item>
        <text:list-item>
          <text:p text:style-name="P23">Лендинг(промо) - одностраничный ресурс, предназначенный для продвижения определенного продукта, содержит формы обратной связи и онлайн-заказа. Этот тип сайтов использовался для выполнения курсовой работы.</text:p>
        </text:list-item>
      </text:list>
      <text:p text:style-name="P17"/>
      <text:p text:style-name="P17"/>
      <text:list xml:id="list6685325942452178551" text:style-name="L3">
        <text:list-item>
          <text:list>
            <text:list-item>
              <text:p text:style-name="P24"><text:soft-page-break/><text:s/>Веб-сервисы</text:p>
              <text:p text:style-name="P24"/>
            </text:list-item>
          </text:list>
        </text:list-item>
      </text:list>
      <text:p text:style-name="P20"><text:span text:style-name="T9"><text:tab/>Прежде всего веб-сервисы — это технология. И как и любая другая технология, они имеют довольно четко очерченную среду применения. Если хорошо посмотреть на веб-сервисы можно понять что это ещё одна надстройка поверх протокола </text:span><text:span text:style-name="T11">HTTP.</text:span></text:p>
      <text:p text:style-name="P29"><text:tab/>Есть ещё несколько разновидностей написания сайтов. Этими примерами мы можем убедиться в том что сейчас существует большое количество информации о современных технологиях разработки, я уверен что это далеко не конец и всё будет продолжать развиваться в будущем.</text:p>
      <text:p text:style-name="P29"/>
      <text:p text:style-name="P56">Рассмотрев web-системы, были выделены 11 основных функций позволяющих повысить удобство работы с web-системой организации:</text:p>
      <text:list xml:id="list5909971544286446847" text:style-name="WWNum19">
        <text:list-item>
          <text:p text:style-name="P52"><text:span text:style-name="T19">Поиск по сайту – функция поиска любой информации, размещенной на сайте, по словам, использованным в заголовках и тексте; </text:span></text:p>
        </text:list-item>
        <text:list-item>
          <text:p text:style-name="P52"><text:span text:style-name="T19">Карта сайта - функция, представленная в виде страницы, и позволяющая быстро перемещаться по разделам и подразделам сайта; </text:span></text:p>
        </text:list-item>
        <text:list-item>
          <text:p text:style-name="P52"><text:span text:style-name="T19">Версия для слабовидящих – режим просмотра сайта для людей, имеющих проблемы со зрением; </text:span></text:p>
        </text:list-item>
        <text:list-item>
          <text:p text:style-name="P52"><text:span text:style-name="T19">Масштабируемость – функция в виде адаптивной системы, для изменения отображения сайта в зависимости от разрешения; </text:span></text:p>
        </text:list-item>
        <text:list-item>
          <text:p text:style-name="P52"><text:span text:style-name="T19">Онлайн-подача заявления абитуриента – функция, позволяющая подать первичную заявку на поступление, через сайт учебного заведения; </text:span></text:p>
        </text:list-item>
        <text:list-item>
          <text:p text:style-name="P52"><text:span text:style-name="T19">Обратная связь – функция, реализованная в виде формы для связи с администрацией; </text:span></text:p>
        </text:list-item>
        <text:list-item>
          <text:p text:style-name="P52"><text:span text:style-name="T19">Архив – функция актуализации информации на сайте, позволяющая устаревшие статьи и новости, группировать по годам и месяцам для удобного поиска; </text:span></text:p>
        </text:list-item>
        <text:list-item>
          <text:p text:style-name="P52"><text:span text:style-name="T19">Новостная подписка – возможность подписаться на новости </text:span><text:soft-page-break/><text:span text:style-name="T19">учебного заведения через rss или новостную рассылку на почту; </text:span></text:p>
        </text:list-item>
        <text:list-item>
          <text:p text:style-name="P52"><text:span text:style-name="T19">Теги, облако тегов – функция, позволяющая быстро найти все статьи и новости определенной тематики; </text:span></text:p>
        </text:list-item>
        <text:list-item>
          <text:p text:style-name="P52"><text:span text:style-name="T19">Возврат к верху страницы – функция, реализованная в виде кнопки, позволяющей моментально вернуться к началу web страницы;</text:span></text:p>
        </text:list-item>
      </text:list>
      <text:list xml:id="list1783776998046763350" text:style-name="L4">
        <text:list-item>
          <text:list>
            <text:list-item>
              <text:list>
                <text:list-header>
                  <text:p text:style-name="P54"><text:span text:style-name="T24">ФРОНТЕНД РАЗРАБОТКА </text:span><text:span text:style-name="T30">САЙТА</text:span><text:span text:style-name="T24"> «</text:span><text:span text:style-name="T30">Книжный магазин знайка</text:span><text:span text:style-name="T24">»</text:span></text:p>
                </text:list-header>
              </text:list>
            </text:list-item>
          </text:list>
        </text:list-item>
      </text:list>
      <text:p text:style-name="P33"><text:span text:style-name="T22"/></text:p>
      <text:p text:style-name="P49"><text:span text:style-name="T22">2.1 Разработка сайта</text:span></text:p>
      <text:p text:style-name="P53"><text:span text:style-name="T26">При создании </text:span><text:span text:style-name="T29">Landing</text:span><text:span text:style-name="T26"> </text:span><text:span text:style-name="T29">Page</text:span><text:span text:style-name="T26"> </text:span><text:span text:style-name="T32">для книжного магазина</text:span><text:span text:style-name="T26"> использовался код </text:span><text:span text:style-name="T29">HTML</text:span><text:span text:style-name="T26"> и </text:span><text:span text:style-name="T29">CSS</text:span><text:span text:style-name="T26">. Структура сайта разрабатывалась в </text:span><text:span text:style-name="T29">HTML</text:span><text:span text:style-name="T26">-файле. Дизайн и расположение элементов были созданы в отдельном подключенном к структуре сайта </text:span><text:span text:style-name="T29">CSS</text:span><text:span text:style-name="T26">-файле. Также </text:span><text:span text:style-name="T32">были использованы справочники</text:span></text:p>
      <text:p text:style-name="P55"><text:span text:style-name="T31"/></text:p>
      <text:p text:style-name="P55"><text:span text:style-name="T31"/></text:p>
      <text:p text:style-name="P55"><text:span text:style-name="T31"/></text:p>
      <text:p text:style-name="P55"><text:span text:style-name="T31"/></text:p>
      <text:p text:style-name="P55"><text:span text:style-name="T31"/></text:p>
      <text:p text:style-name="P55"><text:span text:style-name="T31"/></text:p>
      <text:p text:style-name="P55"><text:span text:style-name="T31"/></text:p>
      <text:p text:style-name="P55"><text:span text:style-name="T31"/></text:p>
      <text:p text:style-name="P55"><text:span text:style-name="T31"/></text:p>
      <text:p text:style-name="P55"/>
      <text:p text:style-name="P35"><text:span text:style-name="T31"/></text:p>
      <text:p text:style-name="P35"><text:span text:style-name="T31"/></text:p>
      <text:p text:style-name="P35"><text:soft-page-break/><text:span text:style-name="T31">Приложение А (</text:span><text:span text:style-name="T28">header</text:span><text:span text:style-name="T31">)</text:span></text:p>
      <text:list xml:id="list3570632841121487057" text:style-name="L7">
        <text:list-item>
          <text:p text:style-name="P34"><text:span text:style-name="T21">Первое что должно быть на сайте это шапка. В шапке сайта располагается логотип </text:span><text:span text:style-name="T31">и</text:span><text:span text:style-name="T21"> </text:span><text:span text:style-name="T31">пункты с контактной информацией</text:span><text:span text:style-name="T21">. </text:span><text:span text:style-name="T31">Вся шапка прописана в теге </text:span><text:span text:style-name="T28">&lt;header&gt;.</text:span></text:p>
          <text:p text:style-name="P37"><draw:frame draw:style-name="fr2" draw:name="Графический объект3" text:anchor-type="paragraph" svg:width="16.835cm" svg:height="10.938cm" draw:z-index="2"><draw:image xlink:href="Pictures/200000070000431400002F086E31A3E9.svm" xlink:type="simple" xlink:show="embed" xlink:actuate="onLoad"/></draw:frame><text:span text:style-name="T31">рис()</text:span></text:p>
        </text:list-item>
      </text:list>
      <text:list xml:id="list8022929132482870359" text:style-name="L5">
        <text:list-item>
          <text:p text:style-name="P36"><text:span text:style-name="T31">Меню сайта реализовано с помощью кнопок. Кнопки это хороший и удобный вариант для пользователей</text:span></text:p>
          <text:p text:style-name="P39"><draw:frame draw:style-name="fr1" draw:name="Графический объект2" text:anchor-type="paragraph" svg:x="0.083cm" svg:y="0.058cm" svg:width="13.709cm" svg:height="6.765cm" draw:z-index="1"><draw:image xlink:href="Pictures/200000070000379C00001F03CF93FAF0.svm" xlink:type="simple" xlink:show="embed" xlink:actuate="onLoad"/></draw:frame>рис()</text:p>
        </text:list-item>
        <text:list-item>
          <text:p text:style-name="P38"><text:soft-page-break/>3. Для кнопок был прописан <text:span text:style-name="T1">style </text:span>в <text:span text:style-name="T1">stylesheet.css <text:s/></text:span>в 3 разных вариациях.</text:p>
          <text:list>
            <text:list-header>
              <text:p text:style-name="P39"><draw:frame draw:style-name="fr1" draw:name="Графический объект4" text:anchor-type="paragraph" svg:x="0.046cm" svg:y="0cm" svg:width="8.44cm" svg:height="16.194cm" draw:z-index="3"><draw:image xlink:href="Pictures/20000007000020F900003F426E3F706C.svm" xlink:type="simple" xlink:show="embed" xlink:actuate="onLoad"/></draw:frame>рис()</text:p>
            </text:list-header>
          </text:list>
        </text:list-item>
      </text:list>
      <text:p text:style-name="P40">Приложение Б (<text:span text:style-name="T1">section</text:span>)</text:p>
      <text:p text:style-name="P41"><text:tab/>Следующим после «головы» сайта должны быть выделены секции с тематикой сайта, в неё должны входить все основные пункты(стр. 10, пункт 3.2)</text:p>
      <text:p text:style-name="P41"><text:span text:style-name="T16">Элемент </text:span><text:span text:style-name="Source_20_Text"><text:span text:style-name="T17">section </text:span></text:span><text:span text:style-name="T16">в HTML 5 не является универсальным элементом для группировки содержимого, т.е. его не следует использовать для оборачивания любого понравившегося контента. Его основное назначение это добавление семантики в документ и создание его структуры</text:span><text:span text:style-name="T34"> </text:span></text:p>
      <text:p text:style-name="P41"><text:soft-page-break/><text:span text:style-name="T34"/></text:p>
      <text:list xml:id="list6510224218271603836" text:style-name="L6">
        <text:list-item>
          <text:p text:style-name="P44"><text:span text:style-name="T35">На этом скриншоте показана одна из секций входящих в мой продукт. Здесь реализована удобная сетка с товаром. Так же здесь мы помжем </text:span></text:p>
        </text:list-item>
      </text:list>
      <text:p text:style-name="P42"><draw:frame draw:style-name="fr3" draw:name="Графический объект5" text:anchor-type="paragraph" svg:width="15.478cm" svg:height="8.759cm" draw:z-index="4"><draw:image xlink:href="Pictures/2000000700003C77000022376C2D3F2B.svm" xlink:type="simple" xlink:show="embed" xlink:actuate="onLoad"/></draw:frame>рис()</text:p>
      <text:p text:style-name="P43"><text:span text:style-name="T35">2.<text:tab/>В секции с сеткой товара будет много контента, код для которого одинаковый. На этом приложение наглядно показано как это было реализовано</text:span></text:p>
      <text:p text:style-name="P46"><draw:frame draw:style-name="fr2" draw:name="Графический объект6" text:anchor-type="paragraph" svg:width="15.85cm" svg:height="8.654cm" draw:z-index="5"><draw:image xlink:href="Pictures/2000000700003B1F0000207503850AB3.svm" xlink:type="simple" xlink:show="embed" xlink:actuate="onLoad"/></draw:frame><text:span text:style-name="T35">рис 5.</text:span></text:p>
      <text:p text:style-name="P46"><draw:frame draw:style-name="fr1" draw:name="Графический объект7" text:anchor-type="paragraph" svg:x="7.078cm" svg:y="0.755cm" svg:width="2.831cm" svg:height="5.888cm" draw:z-index="6"><draw:image xlink:href="Pictures/200000070000072300002E347DA60C4D.svm" xlink:type="simple" xlink:show="embed" xlink:actuate="onLoad"/></draw:frame><text:soft-page-break/><text:span text:style-name="T35">3. <text:s text:c="4"/>После этого идёт большое количество строк кода с однотипным строением таким же как в (рис 5) </text:span></text:p>
      <text:list xml:id="list1238667183288768150" text:style-name="L8">
        <text:list-item>
          <text:p text:style-name="P45"><text:span text:style-name="T35">Затем открывается новая секция </text:span></text:p>
        </text:list-item>
      </text:list>
      <text:p text:style-name="P59"><draw:frame draw:style-name="fr1" draw:name="Графический объект8" text:anchor-type="paragraph" svg:x="3.281cm" svg:y="-0.28cm" svg:width="6.405cm" svg:height="0.901cm" draw:z-index="7"><draw:image xlink:href="Pictures/2000000700001904000003850AA23360.svm" xlink:type="simple" xlink:show="embed" xlink:actuate="onLoad"/></draw:frame><text:span text:style-name="T36">5.<text:tab/>Для начала нужно обозначить секцию, чтобы пользователь понимал о плавном переходе контента и сразу знал что его ждёт на этой части страницы. Здесь мной был использован объединяющий </text:span><text:span text:style-name="T37">div </text:span><text:span text:style-name="T36">в который входят заголовок, его содержимое, и дата «публикации» этой статьи</text:span></text:p>
      <text:p text:style-name="P60"><draw:frame draw:style-name="fr2" draw:name="Графический объект9" text:anchor-type="paragraph" svg:width="14.025cm" svg:height="9.604cm" draw:z-index="8"><draw:image xlink:href="Pictures/20000007000036C80000258502516E69.svm" xlink:type="simple" xlink:show="embed" xlink:actuate="onLoad"/></draw:frame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SFMono-Regular" svg:font-family="SFMono-Regular, Menlo, Monaco, Consolas, 'Liberation Mono', 'Courier New', monospace"/>
    <style:font-face style:name="Tahoma1" svg:font-family="Tahoma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7" style:display-name="ListLabel 7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7">
      <text:list-level-style-bullet text:level="1" text:style-name="ListLabel_20_7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7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7231909139701799011" style:display-name="472319091397017990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57S</meta:editing-duration>
    <meta:editing-cycles>4</meta:editing-cycles>
    <meta:generator>OpenOffice/4.1.5$Win32 OpenOffice.org_project/415m1$Build-9789</meta:generator>
    <dc:date>2022-11-28T18:58:08.67</dc:date>
    <meta:document-statistic meta:table-count="0" meta:image-count="9" meta:object-count="0" meta:page-count="13" meta:paragraph-count="87" meta:word-count="1832" meta:character-count="13317"/>
    <meta:user-defined meta:name="Info 1"/>
    <meta:user-defined meta:name="Info 2"/>
    <meta:user-defined meta:name="Info 3"/>
    <meta:user-defined meta:name="Info 4"/>
  </office:meta>
</office:document-meta>
</file>